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background-color="#ffffff" fo:padding="0.071cm" fo:border="none" style:shadow="none">
        <style:background-image/>
      </style:paragraph-properties>
      <style:text-properties style:font-name="Arial" fo:font-size="7pt" style:font-size-asian="7pt" style:font-name-complex="Arial" style:font-size-complex="7pt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style:font-name="Arial" fo:font-size="7pt" style:font-size-asian="7pt" style:font-name-complex="Arial" style:font-size-complex="7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6" style:family="paragraph" style:parent-style-name="Standard" style:master-page-name="MP0">
      <style:paragraph-properties style:page-number="auto" fo:break-before="pag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" style:family="text">
      <style:text-properties style:font-name="Arial" fo:font-size="7.5pt" fo:font-style="italic" style:font-size-asian="7.5pt" style:font-style-asian="italic" style:font-name-complex="Arial" style:font-size-complex="7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Mandant.Titel] [Mandant.Vorname] [Mandant.Name]</text:p>
      <text:p text:style-name="P1">Tel.[Mandant.Telefon1] [Mandant.E-Mail]</text:p>
      <text:p text:style-name="P2"/>
      <text:p text:style-name="P2">[Patient.Name] [Patient.Vorname], [Patient.Geburtsdatum]</text:p>
      <text:p text:style-name="P4">[Patient.Strasse]</text:p>
      <text:p text:style-name="P4">[Patient.Plz] [Patient.Ort]</text:p>
      <text:p text:style-name="P4">[Patient.E-Mail]</text:p>
      <text:p text:style-name="P5">p:<text:tab/>[Patient.Telefon1]</text:p>
      <text:p text:style-name="P5">g:<text:tab/>[Patient.Telefon2]</text:p>
      <text:p text:style-name="P5">m:<text:tab/>[Patient.Natel]</text:p>
      <text:p text:style-name="P5"/>
      <text:p text:style-name="P1">Ihre nächsten Termine:</text:p>
      <text:p text:style-name="P3">[Termine]</text:p>
      <text:p text:style-name="P2"/>
      <text:p text:style-name="Standard"><text:span text:style-name="Absatz-Standardschriftart"><text:span text:style-name="T1">Absagen in weniger als 24 Stunden vor dem Termin werden verrechne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de" style:country-complex="C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Arial Unicode MS" style:font-size-asian="12pt" style:language-asian="de" style:country-asian="CH" style:font-style-asian="normal" style:font-weight-asian="normal" style:font-name-complex="Tahoma" style:font-size-complex="12pt" style:language-complex="de" style:country-complex="CH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499cm" style:type="center"/>
          <style:tab-stop style:position="5.00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499cm" style:type="center"/>
          <style:tab-stop style:position="5.001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399cm" fo:page-height="8.4cm" style:num-format="1" style:print-orientation="portrait" fo:margin-top="0.199cm" fo:margin-bottom="0.199cm" fo:margin-left="0.199cm" fo:margin-right="0.1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Schaller</meta:initial-creator>
    <meta:creation-date>2016-08-31T15:00:00Z</meta:creation-date>
    <dc:date>2016-12-06T09:35:25.43</dc:date>
    <meta:print-date>2009-03-22T15:36:00Z</meta:print-date>
    <meta:editing-cycles>4</meta:editing-cycles>
    <meta:editing-duration>PT1M18S</meta:editing-duration>
    <meta:document-statistic meta:table-count="0" meta:image-count="0" meta:object-count="0" meta:page-count="1" meta:paragraph-count="12" meta:word-count="33" meta:character-count="36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